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1pt"/>
    </style:style>
    <style:style style:name="ro1" style:family="table-row">
      <style:table-row-properties style:row-height="35.6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6.65pt" svg:height="217.81pt" svg:x="335.51pt" svg:y="47.37pt">
            <draw:object draw:notify-on-update-of-ranges="Sheet1.A2:Sheet1.A14 Sheet1.B2:Sheet1.B14 Sheet1.C2:Sheet1.C14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T. secuencial. 1 thread/core</text:p>
          </table:table-cell>
          <table:table-cell table:style-name="ce1" office:value-type="string" calcext:value-type="string">
            <text:p>T. paralelo (for). 8 threads/cores</text:p>
          </table:table-cell>
          <table:table-cell table:style-name="ce1" office:value-type="string" calcext:value-type="string">
            <text:p>T. paralelo (sections). 4 threads/cores</text:p>
          </table:table-cell>
          <table:table-cell table:style-name="ce1"/>
        </table:table-row>
        <table:table-row table:style-name="ro2"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0.000174632" calcext:value-type="float">
            <text:p>0.000174632</text:p>
          </table:table-cell>
          <table:table-cell table:style-name="ce1" office:value-type="float" office:value="0.00001662" calcext:value-type="float">
            <text:p>1.662E-05</text:p>
          </table:table-cell>
          <table:table-cell table:style-name="ce1" office:value-type="float" office:value="0.000025404" calcext:value-type="float">
            <text:p>2.5404E-05</text:p>
          </table:table-cell>
          <table:table-cell table:style-name="ce1"/>
        </table:table-row>
        <table:table-row table:style-name="ro2"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0.000349678" calcext:value-type="float">
            <text:p>0.000349678</text:p>
          </table:table-cell>
          <table:table-cell table:style-name="ce1" office:value-type="float" office:value="0.000024831" calcext:value-type="float">
            <text:p>2.4831E-05</text:p>
          </table:table-cell>
          <table:table-cell table:style-name="ce1" office:value-type="float" office:value="0.000044515" calcext:value-type="float">
            <text:p>4.4515E-05</text:p>
          </table:table-cell>
          <table:table-cell table:style-name="ce1"/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717949" calcext:value-type="float">
            <text:p>0.000717949</text:p>
          </table:table-cell>
          <table:table-cell office:value-type="float" office:value="0.000040599" calcext:value-type="float">
            <text:p>4.0599E-05</text:p>
          </table:table-cell>
          <table:table-cell office:value-type="float" office:value="0.000084917" calcext:value-type="float">
            <text:p>8.4917E-05</text:p>
          </table:table-cell>
          <table:table-cell/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00993962" calcext:value-type="float">
            <text:p>0.000993962</text:p>
          </table:table-cell>
          <table:table-cell office:value-type="float" office:value="0.00010574" calcext:value-type="float">
            <text:p>0.00010574</text:p>
          </table:table-cell>
          <table:table-cell office:value-type="float" office:value="0.000133139" calcext:value-type="float">
            <text:p>0.000133139</text:p>
          </table:table-cell>
          <table:table-cell/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0966585" calcext:value-type="float">
            <text:p>0.000966585</text:p>
          </table:table-cell>
          <table:table-cell office:value-type="float" office:value="0.000255473" calcext:value-type="float">
            <text:p>0.000255473</text:p>
          </table:table-cell>
          <table:table-cell office:value-type="float" office:value="0.000335315" calcext:value-type="float">
            <text:p>0.000335315</text:p>
          </table:table-cell>
          <table:table-cell/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0307489" calcext:value-type="float">
            <text:p>0.00307489</text:p>
          </table:table-cell>
          <table:table-cell office:value-type="float" office:value="0.000993995" calcext:value-type="float">
            <text:p>0.000993995</text:p>
          </table:table-cell>
          <table:table-cell office:value-type="float" office:value="0.002313083" calcext:value-type="float">
            <text:p>0.002313083</text:p>
          </table:table-cell>
          <table:table-cell/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3982333" calcext:value-type="float">
            <text:p>0.003982333</text:p>
          </table:table-cell>
          <table:table-cell office:value-type="float" office:value="0.003650957" calcext:value-type="float">
            <text:p>0.003650957</text:p>
          </table:table-cell>
          <table:table-cell office:value-type="float" office:value="0.009758136" calcext:value-type="float">
            <text:p>0.009758136</text:p>
          </table:table-cell>
          <table:table-cell/>
        </table:table-row>
        <table:table-row table:style-name="ro2">
          <table:table-cell office:value-type="float" office:value="2097152" calcext:value-type="float">
            <text:p>2097152</text:p>
          </table:table-cell>
          <table:table-cell office:value-type="float" office:value="0.008963845" calcext:value-type="float">
            <text:p>0.008963845</text:p>
          </table:table-cell>
          <table:table-cell office:value-type="float" office:value="0.014780139" calcext:value-type="float">
            <text:p>0.014780139</text:p>
          </table:table-cell>
          <table:table-cell office:value-type="float" office:value="0.003992947" calcext:value-type="float">
            <text:p>0.003992947</text:p>
          </table:table-cell>
          <table:table-cell/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20003424" calcext:value-type="float">
            <text:p>0.020003424</text:p>
          </table:table-cell>
          <table:table-cell office:value-type="float" office:value="0.01289765" calcext:value-type="float">
            <text:p>0.01289765</text:p>
          </table:table-cell>
          <table:table-cell office:value-type="float" office:value="0.007607719" calcext:value-type="float">
            <text:p>0.007607719</text:p>
          </table:table-cell>
          <table:table-cell/>
        </table:table-row>
        <table:table-row table:style-name="ro2">
          <table:table-cell office:value-type="float" office:value="8388608" calcext:value-type="float">
            <text:p>8388608</text:p>
          </table:table-cell>
          <table:table-cell office:value-type="float" office:value="0.026372273" calcext:value-type="float">
            <text:p>0.026372273</text:p>
          </table:table-cell>
          <table:table-cell office:value-type="float" office:value="0.020485973" calcext:value-type="float">
            <text:p>0.020485973</text:p>
          </table:table-cell>
          <table:table-cell office:value-type="float" office:value="0.018148021" calcext:value-type="float">
            <text:p>0.018148021</text:p>
          </table:table-cell>
          <table:table-cell/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51108005" calcext:value-type="float">
            <text:p>0.051108005</text:p>
          </table:table-cell>
          <table:table-cell office:value-type="float" office:value="0.04307476" calcext:value-type="float">
            <text:p>0.04307476</text:p>
          </table:table-cell>
          <table:table-cell office:value-type="float" office:value="0.033263552" calcext:value-type="float">
            <text:p>0.033263552</text:p>
          </table:table-cell>
          <table:table-cell/>
        </table:table-row>
        <table:table-row table:style-name="ro2">
          <table:table-cell office:value-type="float" office:value="33554432" calcext:value-type="float">
            <text:p>33554432</text:p>
          </table:table-cell>
          <table:table-cell office:value-type="float" office:value="0.106669409" calcext:value-type="float">
            <text:p>0.106669409</text:p>
          </table:table-cell>
          <table:table-cell office:value-type="float" office:value="0.061074983" calcext:value-type="float">
            <text:p>0.061074983</text:p>
          </table:table-cell>
          <table:table-cell office:value-type="float" office:value="0.062277125" calcext:value-type="float">
            <text:p>0.062277125</text:p>
          </table:table-cell>
          <table:table-cell/>
        </table:table-row>
        <table:table-row table:style-name="ro2">
          <table:table-cell table:style-name="ce1" office:value-type="float" office:value="67108864" calcext:value-type="float">
            <text:p>67108864</text:p>
          </table:table-cell>
          <table:table-cell office:value-type="float" office:value="0.203227597" calcext:value-type="float">
            <text:p>0.203227597</text:p>
          </table:table-cell>
          <table:table-cell office:value-type="float" office:value="0.125326454" calcext:value-type="float">
            <text:p>0.125326454</text:p>
          </table:table-cell>
          <table:table-cell table:style-name="ce4" office:value-type="float" office:value="0.124082983" calcext:value-type="float">
            <text:p>0.124082983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00:09:10.779455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6:55:07.278481712</meta:creation-date>
    <dc:date>2018-03-26T00:12:21.331709639</dc:date>
    <meta:editing-duration>PT7M35S</meta:editing-duration>
    <meta:editing-cycles>3</meta:editing-cycles>
    <meta:generator>LibreOffice/5.4.5.1$Linux_X86_64 LibreOffice_project/40m0$Build-1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41cm" svg:height="7.685cm" xlink:href=".." xlink:type="simple" chart:class="chart:line" chart:style-name="ch1">
        <chart:title svg:x="5.215cm" svg:y="0.289cm" chart:style-name="ch2">
          <text:p>Tiempos en PC</text:p>
        </chart:title>
        <chart:legend chart:legend-position="end" svg:x="10.657cm" svg:y="3.045cm" style:legend-expansion="high" chart:style-name="ch3"/>
        <chart:plot-area chart:style-name="ch4" table:cell-range-address="Sheet1.A2:Sheet1.D14" chart:data-source-has-labels="both" svg:x="1.283cm" svg:y="1.221cm" svg:width="9.102cm" svg:height="5.33cm">
          <chartooo:coordinate-region svg:x="2.195cm" svg:y="1.221cm" svg:width="8.049cm" svg:height="3.553cm"/>
          <chart:axis chart:dimension="x" chart:name="primary-x" chart:style-name="ch5" chartooo:axis-type="auto">
            <chartooo:date-scale/>
            <chart:title svg:x="3.951cm" svg:y="6.704cm" chart:style-name="ch6">
              <text:p>Número de componentes</text:p>
            </chart:title>
            <chart:categories table:cell-range-address="Sheet1.A2:Sheet1.A14"/>
          </chart:axis>
          <chart:axis chart:dimension="y" chart:name="primary-y" chart:style-name="ch7">
            <chart:title svg:x="0.451cm" svg:y="4.486cm" chart:style-name="ch8">
              <text:p>Tiempo</text:p>
            </chart:title>
            <chart:grid chart:style-name="ch9" chart:class="major"/>
          </chart:axis>
          <chart:series chart:style-name="ch10" chart:values-cell-range-address="" chart:class="chart:line">
            <chart:data-point/>
          </chart:series>
          <chart:series chart:style-name="ch11" chart:values-cell-range-address="Sheet1.B2:Sheet1.B14" loext:label-string="secuencial" chart:class="chart:line">
            <chart:data-point chart:repeated="13"/>
          </chart:series>
          <chart:series chart:style-name="ch12" chart:values-cell-range-address="Sheet1.C2:Sheet1.C14" loext:label-string="for" chart:class="chart:line">
            <chart:data-point chart:repeated="13"/>
          </chart:series>
          <chart:series chart:style-name="ch13" chart:values-cell-range-address="Sheet1.D2:Sheet1.D14" loext:label-string="sections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for</text:p>
              </table:table-cell>
              <table:table-cell office:value-type="string">
                <text:p>section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Sheet1.A2:Sheet1.A14</svg:desc>
                </draw:g>
              </table:table-cell>
              <table:table-cell office:value-type="float" office:value="0.000174632">
                <text:p>0.000174632</text:p>
                <draw:g>
                  <svg:desc>Sheet1.B2:Sheet1.B14</svg:desc>
                </draw:g>
              </table:table-cell>
              <table:table-cell office:value-type="float" office:value="0.00001662">
                <text:p>0.00001662</text:p>
                <draw:g>
                  <svg:desc>Sheet1.C2:Sheet1.C14</svg:desc>
                </draw:g>
              </table:table-cell>
              <table:table-cell office:value-type="float" office:value="0.000025404">
                <text:p>0.000025404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349678">
                <text:p>0.000349678</text:p>
              </table:table-cell>
              <table:table-cell office:value-type="float" office:value="0.000024831">
                <text:p>0.000024831</text:p>
              </table:table-cell>
              <table:table-cell office:value-type="float" office:value="0.000044515">
                <text:p>0.00004451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717949">
                <text:p>0.000717949</text:p>
              </table:table-cell>
              <table:table-cell office:value-type="float" office:value="0.000040599">
                <text:p>0.000040599</text:p>
              </table:table-cell>
              <table:table-cell office:value-type="float" office:value="0.000084917">
                <text:p>0.00008491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993962">
                <text:p>0.000993962</text:p>
              </table:table-cell>
              <table:table-cell office:value-type="float" office:value="0.00010574">
                <text:p>0.00010574</text:p>
              </table:table-cell>
              <table:table-cell office:value-type="float" office:value="0.000133139">
                <text:p>0.00013313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0966585">
                <text:p>0.000966585</text:p>
              </table:table-cell>
              <table:table-cell office:value-type="float" office:value="0.000255473">
                <text:p>0.000255473</text:p>
              </table:table-cell>
              <table:table-cell office:value-type="float" office:value="0.000335315">
                <text:p>0.00033531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07489">
                <text:p>0.00307489</text:p>
              </table:table-cell>
              <table:table-cell office:value-type="float" office:value="0.000993995">
                <text:p>0.000993995</text:p>
              </table:table-cell>
              <table:table-cell office:value-type="float" office:value="0.002313083">
                <text:p>0.00231308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3982333">
                <text:p>0.003982333</text:p>
              </table:table-cell>
              <table:table-cell office:value-type="float" office:value="0.003650957">
                <text:p>0.003650957</text:p>
              </table:table-cell>
              <table:table-cell office:value-type="float" office:value="0.009758136">
                <text:p>0.00975813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8963845">
                <text:p>0.008963845</text:p>
              </table:table-cell>
              <table:table-cell office:value-type="float" office:value="0.014780139">
                <text:p>0.014780139</text:p>
              </table:table-cell>
              <table:table-cell office:value-type="float" office:value="0.003992947">
                <text:p>0.00399294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0003424">
                <text:p>0.020003424</text:p>
              </table:table-cell>
              <table:table-cell office:value-type="float" office:value="0.01289765">
                <text:p>0.01289765</text:p>
              </table:table-cell>
              <table:table-cell office:value-type="float" office:value="0.007607719">
                <text:p>0.00760771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26372273">
                <text:p>0.026372273</text:p>
              </table:table-cell>
              <table:table-cell office:value-type="float" office:value="0.020485973">
                <text:p>0.020485973</text:p>
              </table:table-cell>
              <table:table-cell office:value-type="float" office:value="0.018148021">
                <text:p>0.01814802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51108005">
                <text:p>0.051108005</text:p>
              </table:table-cell>
              <table:table-cell office:value-type="float" office:value="0.04307476">
                <text:p>0.04307476</text:p>
              </table:table-cell>
              <table:table-cell office:value-type="float" office:value="0.033263552">
                <text:p>0.03326355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06669409">
                <text:p>0.106669409</text:p>
              </table:table-cell>
              <table:table-cell office:value-type="float" office:value="0.061074983">
                <text:p>0.061074983</text:p>
              </table:table-cell>
              <table:table-cell office:value-type="float" office:value="0.062277125">
                <text:p>0.06227712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03227597">
                <text:p>0.203227597</text:p>
              </table:table-cell>
              <table:table-cell office:value-type="float" office:value="0.125326454">
                <text:p>0.125326454</text:p>
              </table:table-cell>
              <table:table-cell office:value-type="float" office:value="0.124082983">
                <text:p>0.124082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